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1.0972in"/>
    </style:style>
    <style:style style:name="co7" style:family="table-column">
      <style:table-column-properties fo:break-before="auto" style:column-width="1.0543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1.1508in"/>
    </style:style>
    <style:style style:name="co10" style:family="table-column">
      <style:table-column-properties fo:break-before="auto" style:column-width="1.2362in"/>
    </style:style>
    <style:style style:name="co11" style:family="table-column">
      <style:table-column-properties fo:break-before="auto" style:column-width="0.9791in"/>
    </style:style>
    <style:style style:name="co12" style:family="table-column">
      <style:table-column-properties fo:break-before="auto" style:column-width="1.311in"/>
    </style:style>
    <style:style style:name="co13" style:family="table-column">
      <style:table-column-properties fo:break-before="auto" style:column-width="1.4508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5"/>
        <table:table-column table:style-name="co10" table:default-cell-style-name="ce5"/>
        <table:table-column table:style-name="co11" table:default-cell-style-name="ce3"/>
        <table:table-column table:style-name="co12" table:default-cell-style-name="ce3"/>
        <table:table-column table:style-name="co13" table:default-cell-style-name="ce7"/>
        <table:table-column table:style-name="co2" table:default-cell-style-name="ce2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Dex 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mily Number</text:p>
          </table:table-cell>
          <table:table-cell office:value-type="string" calcext:value-type="string">
            <text:p>Stage Number</text:p>
          </table:table-cell>
          <table:table-cell table:style-name="Default" office:value-type="string" calcext:value-type="string">
            <text:p>In Game</text:p>
          </table:table-cell>
          <table:table-cell table:style-name="Default" office:value-type="string" calcext:value-type="string">
            <text:p>Evolve Cost</text:p>
          </table:table-cell>
          <table:table-cell table:style-name="Default" office:value-type="string" calcext:value-type="string">
            <text:p>Can Evolve</text:p>
          </table:table-cell>
          <table:table-cell table:style-name="Default" office:value-type="string" calcext:value-type="string">
            <text:p>Can Mega</text:p>
          </table:table-cell>
          <table:table-cell table:style-name="ce10" office:value-type="string" calcext:value-type="string">
            <text:p>Special Type</text:p>
          </table:table-cell>
          <table:table-cell table:style-name="ce10" office:value-type="string" calcext:value-type="string">
            <text:p>Evolution Item</text:p>
          </table:table-cell>
          <table:table-cell table:style-name="Default" office:value-type="string" calcext:value-type="string">
            <text:p>Can Trade</text:p>
          </table:table-cell>
          <table:table-cell table:style-name="Default" office:value-type="string" calcext:value-type="string">
            <text:p>Shiny Released</text:p>
          </table:table-cell>
          <table:table-cell table:style-name="Default" office:value-type="string" calcext:value-type="string">
            <text:p>Shadow Released</text:p>
          </table:table-cell>
          <table:table-cell table:style-name="Default" office:value-type="string" calcext:value-type="string">
            <text:p>Purify Cos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tterfre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arow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earow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kan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bok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kach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ic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dshrew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ndslash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doran♀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idorin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idoquee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doran♂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idorino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idoking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lefabl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ulpi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inetale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igglypuff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igglytuff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uba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olbat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ddish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loom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ileplume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ra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arasect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enona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enomoth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iglett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ugtrio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owth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rsian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syduck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olduck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nke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rimeap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owlith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rcanin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liwag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oliwhirl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oliwrath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br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adabra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lakazam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chop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chok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champ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ellsprout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eepinbell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ictreebel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eodud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raveler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olem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onyta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apidas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lowpok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lowbro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gnemit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gneton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rfetch'd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oduo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odrio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el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ewgong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rimer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uk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hellder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loyster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stly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aunter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engar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nix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rowze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ypno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Krabby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Kingler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oltorb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lectrod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xeggcut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xeggutor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ubo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rowak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itmonle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itmonchan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ckitung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ffing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Weezing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hyhor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hydon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hansey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angela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angaskha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orse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eadra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oldee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eaking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aryu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armie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r. Mime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cyther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Jynx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lectabuzz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agmar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insir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uros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gikarp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yarados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apras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itto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evee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Vaporeon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Jolteon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lareon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orygon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manyte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Omastar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abuto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Kabutops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erodactyl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norlax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rticuno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Zapdo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oltres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ratini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ragonair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ragonite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ewtwo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ew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hikorit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ayleef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eganium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yndaquil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Quilava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yphlosion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otodile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roconaw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eraligatr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entret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Furret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oothoot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octowl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edyba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Ledian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pinarak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riados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robat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hinchou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anturn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ichu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leff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Igglybuff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ogepi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ogetic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atu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Xatu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areep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laaffy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mpharos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ellossom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un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rill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zumarill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udowoodo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olitoed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ing’s Rock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Hoppip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kiploom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Jumpluff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ipom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unkern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unflora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un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Yanma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oope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Quagsire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Espeon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Umbreon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urkrow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lowking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ing’s Rock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isdreavus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Unown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Wobbuffe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irafarig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ineco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orretress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unsparce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liga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eelix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eel Coat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nubbull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ranbull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Qwilfish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cizo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eel Coat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huckle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Heracross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neasel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ddiursa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Ursaring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lugma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agcargo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winub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iloswine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orsola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moraid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Octillery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elibird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ntin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karmory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oundour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Houndoom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Kingdra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Dragon Sca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hanpy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Donphan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orygon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p-Grad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antler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meargle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yrogu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Hitmontop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moochum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leki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gby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Miltank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lissey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Raikou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Entei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uicu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Larvitar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upitar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yranita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Lugi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o-Oh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elebi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reecko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Grovyle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ceptile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orchic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ombusken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Blaziken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udkip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arshtomp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wampert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oochyena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ightyena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Zigzagoon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5,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inoone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Wurmple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ilcoon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eautifly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scoon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ustox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Lotad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ombre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Ludicolo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eedot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uzleaf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hiftry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aillow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wellow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Wingull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elipper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alts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Kirlia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ardevoir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urskit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Masquerain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hroomish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Breloom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lakoth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Vigoroth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laking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Nincad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Ninjask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hedinja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Whismur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Loudred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xploud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akuhita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Hariyama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zurill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Nosepass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kitty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elcatty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ableye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awil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ron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airon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ggron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editite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Medicham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Electrike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anectric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Plusle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un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Volbeat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Illumise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Roselia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ulpin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walot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rvanha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harpedo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Wailmer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Wailord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Numel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merupt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orkoal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poink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rumpig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pinda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rapinch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Vibrava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Flygon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acnea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cturne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wablu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ltaria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Zangoose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eviper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Lunatone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olrock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Barboach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Whiscash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orphish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rawdaunt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Baltoy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laydol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Lileep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radily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Anorith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rmaldo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Feebas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Milotic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stform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Kecleon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huppet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Banette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Duskull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Dusclops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ropiu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imecho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Absol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Wynau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norunt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Glalie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pheal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ealeo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Walrein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lamperl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Huntail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Gorebyss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Relicanth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Luvdisc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agon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helgon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alamence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eldum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Metang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Metagross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Regirock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Regice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Registeel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Latia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Latio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Kyogre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Groudon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Rayquaza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Jirachi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eoxy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urtwig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rotle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orterra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himchar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Monferno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Infernape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Piplup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Prinplup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Empoleon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arly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aravia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araptor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Bidoof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Bibarel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Kricketot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Kricketune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hinx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Luxio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Luxray</text:p>
          </table:table-cell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udew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Roserade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ranido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pardos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hieldon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Bastiodon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Burmy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Wormadam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Mothim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ombee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Vespiquen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achirisu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Buizel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Floatzel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herubi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herrim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hello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Gastrodon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Ambipom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Drifloon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Drifblim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Buneary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opunny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Mismagius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Honchkrow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Glameow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urugly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hingling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tunky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kuntank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Bronzor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Bronzong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Bonsly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ime Jr.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Happiny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hatot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piritomb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Gible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Gabite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Garchomp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Munchlax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Riolu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Lucario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Hippopotas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Hippowdon</text:p>
          </table:table-cell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korupi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Drapion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roagunk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oxicroak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rnivine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Finneon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Lumineon</text:p>
          </table:table-cell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Mantyke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nover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Abomasnow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Weavile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agnezone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Lickilicky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Rhyperior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Tangrowth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Electivir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agmortar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Togekiss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Yanmega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Leafeon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Glaceon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Glisco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Mamoswine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Porygon-Z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Gallade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Probopass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Dusknoir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Froslass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Rotom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Uxie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Mesprit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zelf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Dialga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Palkia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Heatran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Regigigas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Giratina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resselia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hione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Manaphy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arkrai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haymin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Arceus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Victini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nivy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ervine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erperior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epig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Pignite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Emboar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Oshawott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ewott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amurott</text:p>
          </table:table-cell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atrat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Watchog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Lillipup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Herdier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outland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Purrloin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Liepard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Pansage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imisage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nova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Pansear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imisear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nova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Panpour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imipour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nova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unna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usharna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nova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Pidov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Tranquill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Unfezant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Blitzle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Zebstrika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Roggenrola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Boldore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Gigalith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Woobat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woobat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Drilbur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Excadrill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Audino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Timburr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Gurdurr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onkeldurr</text:p>
          </table:table-cell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Tympole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Palpitoad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eismitoad</text:p>
          </table:table-cell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Throh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awk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ewaddle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wadloon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Leavanny</text:p>
          </table:table-cell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Venipede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Whirlipede</text:p>
          </table:table-cell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colipede</text:p>
          </table:table-cell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ottonee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Whimsicott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un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Petilil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Lilligant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un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Basculin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andile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Krokorok</text:p>
          </table:table-cell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Krookodile</text:p>
          </table:table-cell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Darumaka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armanitan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Maractus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Dwebble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rustle</text:p>
          </table:table-cell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craggy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crafty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igilyph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Yamask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ofagrigus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Tirtouga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rracosta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Archen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Archeops</text:p>
          </table:table-cell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Trubbish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Garbodor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Zorua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Zoroark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Minccino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inccino</text:p>
          </table:table-cell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nova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Gothita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Gothorita</text:p>
          </table:table-cell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Gothitelle</text:p>
          </table:table-cell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olosis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Duosion</text:p>
          </table:table-cell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Reuniclus</text:p>
          </table:table-cell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Ducklett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wanna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Vanillite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Vanillish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Vanilluxe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Deerling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awsbuck</text:p>
          </table:table-cell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Emolga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Karrablast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Escavalier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Foong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moonguss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Frillish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Jellicent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Alomomola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Joltik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Galvantula</text:p>
          </table:table-cell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Ferroseed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Ferrothorn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Klink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Klang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Klinklang</text:p>
          </table:table-cell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Tynamo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Eelektrik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Eelektross</text:p>
          </table:table-cell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nova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Elgyem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Beheeyem</text:p>
          </table:table-cell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Litwick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Lampent</text:p>
          </table:table-cell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handelure</text:p>
          </table:table-cell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nova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Axew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Fraxure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Haxorus</text:p>
          </table:table-cell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ubchoo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Beartic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ryogonal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helmet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Accelgor</text:p>
          </table:table-cell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tunfisk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Mienfoo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Mienshao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Druddigon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Golett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Golurk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Pawniard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Bisharp</text:p>
          </table:table-cell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Bouffalant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Rufflet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Braviary</text:p>
          </table:table-cell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Vullaby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andibuzz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Heatmor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Durant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Deino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Zweilous</text:p>
          </table:table-cell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Hydreigon</text:p>
          </table:table-cell>
          <table:table-cell office:value-type="float" office:value="323" calcext:value-type="float">
            <text:p>323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Larvesta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Volcarona</text:p>
          </table:table-cell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obali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Terrakion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Virizion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Tornadus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Thundurus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Reshira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Zekrom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Landorus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Kyurem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Keldeo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Meloetta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Genesect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hespin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Quilladin</text:p>
          </table:table-cell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hesnaught</text:p>
          </table:table-cell>
          <table:table-cell office:value-type="float" office:value="337" calcext:value-type="float">
            <text:p>337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Fennekin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Braixen</text:p>
          </table:table-cell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Delphox</text:p>
          </table:table-cell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Froakie</text:p>
          </table:table-cell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Frogadier</text:p>
          </table:table-cell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Greninja</text:p>
          </table:table-cell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Bunnelby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Diggersby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Fletchling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Fletchinder</text:p>
          </table:table-cell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Talonflame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catterbug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pewpa</text:p>
          </table:table-cell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Vivillon</text:p>
          </table:table-cell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Litleo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Pyroar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Flabebe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Floette</text:p>
          </table:table-cell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Florges</text:p>
          </table:table-cell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kiddo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Gogoat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Pancham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Pangoro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Furfrou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Espurr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Meowstic</text:p>
          </table:table-cell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Honedge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Doublade</text:p>
          </table:table-cell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Aegislash</text:p>
          </table:table-cell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pritzee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Aromatisse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wirlix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lurpuff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Inkay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Malamar</text:p>
          </table:table-cell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Binacle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Barbaracle</text:p>
          </table:table-cell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krelp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Dragalge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launcher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lawitzer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Helioptile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Heliolisk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un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Tyrunt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Tyrantrum</text:p>
          </table:table-cell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Amaur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Aurorus</text:p>
          </table:table-cell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ylveon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Hawlucha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edenne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rbink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Goomy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liggoo</text:p>
          </table:table-cell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Goodra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Klefki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Phantump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Trevenant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Pumpkaboo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Gourgeist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Bergmit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Avalugg</text:p>
          </table:table-cell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Noibat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Noivern</text:p>
          </table:table-cell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Xernea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Yveltal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Zygarde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Diancie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oopa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Volcanion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Rowlet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Dartrix</text:p>
          </table:table-cell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Decidueye</text:p>
          </table:table-cell>
          <table:table-cell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Litten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Torracat</text:p>
          </table:table-cell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Incineroar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Popplio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Brionne</text:p>
          </table:table-cell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Primarina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Pikipek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Trumbeak</text:p>
          </table:table-cell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Toucannon</text:p>
          </table:table-cell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Yungoos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Gumshoos</text:p>
          </table:table-cell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Grubbin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harjabug</text:p>
          </table:table-cell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Vikavolt</text:p>
          </table:table-cell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rabrawler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rabominable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Oricorio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utiefly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Ribombee</text:p>
          </table:table-cell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Rockruff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Lycanroc</text:p>
          </table:table-cell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Wishiwashi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Mareanie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Toxapex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Mudbray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Mudsdale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Dewpider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Araquanid</text:p>
          </table:table-cell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Fomanti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Lurantis</text:p>
          </table:table-cell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Morelull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hiinotic</text:p>
          </table:table-cell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alandit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alazzle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tufful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Bewear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Bounsweet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teenee</text:p>
          </table:table-cell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Tsareena</text:p>
          </table:table-cell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omfey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Oranguru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Passimian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Wimpod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Golisopod</text:p>
          </table:table-cell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andygast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Palossand</text:p>
          </table:table-cell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Pyukumuku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Type: Null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ilvally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Minior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Komala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Turtonator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Togedemaru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Mimikyu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Bruxish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Drampa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Dhelmise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Jangmo-o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Hakamo-o</text:p>
          </table:table-cell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Kommo-o</text:p>
          </table:table-cell>
          <table:table-cell office:value-type="float" office:value="408" calcext:value-type="float">
            <text:p>408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Tapu Koko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Tapu Lele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Tapu Bulu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Tapu Fini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osmog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osmoem</text:p>
          </table:table-cell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olgaleo</text:p>
          </table:table-cell>
          <table:table-cell office:value-type="float" office:value="413" calcext:value-type="float">
            <text:p>413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Lunala</text:p>
          </table:table-cell>
          <table:table-cell office:value-type="float" office:value="413" calcext:value-type="float">
            <text:p>413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Nihilego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ltra Beast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Buzzwole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ltra Beast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Pheromosa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ltra Beast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Xurkitree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ltra Beast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elesteela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ltra Beast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Kartana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ltra Beast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Guzzlord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ltra Beast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Necrozm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Magearna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Marshadow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Poipole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Ultra Beast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Naganadel</text:p>
          </table:table-cell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ltra Beast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akataka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ltra Beast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Blacephalon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ltra Beast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Zeraora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Meltan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Melmetal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Grookey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Thwackey</text:p>
          </table:table-cell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Rillaboom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corbunny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Raboot</text:p>
          </table:table-cell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inderace</text:p>
          </table:table-cell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obble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Drizzile</text:p>
          </table:table-cell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Inteleon</text:p>
          </table:table-cell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kwovet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Greedent</text:p>
          </table:table-cell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Rookidee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orvisquire</text:p>
          </table:table-cell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orviknight</text:p>
          </table:table-cell>
          <table:table-cell office:value-type="float" office:value="433" calcext:value-type="float">
            <text:p>433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Blipbug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Dottler</text:p>
          </table:table-cell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Orbeetle</text:p>
          </table:table-cell>
          <table:table-cell office:value-type="float" office:value="434" calcext:value-type="float">
            <text:p>434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Nickit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Thievul</text:p>
          </table:table-cell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Gossifleur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Eldegoss</text:p>
          </table:table-cell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Wooloo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Dubwool</text:p>
          </table:table-cell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hewtle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Drednaw</text:p>
          </table:table-cell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Yamper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Boltund</text:p>
          </table:table-cell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Rolycoly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arkol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oalossal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Applin</text:p>
          </table:table-cell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Flapple</text:p>
          </table:table-cell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art Appl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Appletun</text:p>
          </table:table-cell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weet Appl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ilicobra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andaconda</text:p>
          </table:table-cell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ramorant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Arrokuda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Barraskewda</text:p>
          </table:table-cell>
          <table:table-cell office:value-type="float" office:value="444" calcext:value-type="float">
            <text:p>444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Toxel</text:p>
          </table:table-cell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Toxtricity</text:p>
          </table:table-cell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izzlipede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entiskorch</text:p>
          </table:table-cell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lobbopus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Grapploct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iniste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Polteageist</text:p>
          </table:table-cell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Hatenna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Hattrem</text:p>
          </table:table-cell>
          <table:table-cell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Hatterene</text:p>
          </table:table-cell>
          <table:table-cell office:value-type="float" office:value="449" calcext:value-type="float">
            <text:p>449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Impidimp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Morgrem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Grimmsnarl</text:p>
          </table:table-cell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Obstagoon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Perrserker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ursola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irfetch'd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Mr. Rime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Runerigus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Milcery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Alcremie</text:p>
          </table:table-cell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Falinks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Pincurchin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nom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Frosmoth</text:p>
          </table:table-cell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tonjourner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Eiscue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Indeedee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Morpeko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ufant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opperajah</text:p>
          </table:table-cell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Dracozolt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Arctozolt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Dracovish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Arctovish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Duraludon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Dreepy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Drakloak</text:p>
          </table:table-cell>
          <table:table-cell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Dragapult</text:p>
          </table:table-cell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Zacian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Zamazenta</text:p>
          </table:table-cell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Eternatus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Kubfu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Urshifu</text:p>
          </table:table-cell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Zarude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Regieleki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Regidrago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Glastrier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Spectrier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alyrex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Wyrdeer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Kleavo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Ursaluna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Basculegion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Sneasl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Overqwil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Enamor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prigatito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Floragato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Meowscarada</text:p>
          </table:table-cell>
          <table:table-cell office:value-type="float" office:value="477" calcext:value-type="float">
            <text:p>477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Fuecoco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rocalor</text:p>
          </table:table-cell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keledirge</text:p>
          </table:table-cell>
          <table:table-cell office:value-type="float" office:value="478" calcext:value-type="float">
            <text:p>478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Quaxly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Quaxwell</text:p>
          </table:table-cell>
          <table:table-cell office:value-type="float" office:value="479" calcext:value-type="float">
            <text:p>47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Quaquaval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Lechonk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Oinkologne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Tarountula</text:p>
          </table:table-cell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pidops</text:p>
          </table:table-cell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Nymbl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Lokix</text:p>
          </table:table-cell>
          <table:table-cell office:value-type="float" office:value="482" calcext:value-type="float">
            <text:p>48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Pawmi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Pawmo</text:p>
          </table:table-cell>
          <table:table-cell office:value-type="float" office:value="483" calcext:value-type="float">
            <text:p>48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Pawmot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Tandemau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Maushold</text:p>
          </table:table-cell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Fidough</text:p>
          </table:table-cell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Dachsbun</text:p>
          </table:table-cell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Smoliv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Dolliv</text:p>
          </table:table-cell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Arboliva</text:p>
          </table:table-cell>
          <table:table-cell office:value-type="float" office:value="486" calcext:value-type="float">
            <text:p>48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quawkabilly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Nacli</text:p>
          </table:table-cell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Naclstack</text:p>
          </table:table-cell>
          <table:table-cell office:value-type="float" office:value="488" calcext:value-type="float">
            <text:p>488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Garganacl</text:p>
          </table:table-cell>
          <table:table-cell office:value-type="float" office:value="488" calcext:value-type="float">
            <text:p>488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harcadet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Armarouge</text:p>
          </table:table-cell>
          <table:table-cell office:value-type="float" office:value="489" calcext:value-type="float">
            <text:p>48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eruledge</text:p>
          </table:table-cell>
          <table:table-cell office:value-type="float" office:value="489" calcext:value-type="float">
            <text:p>48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Tadbulb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Bellibolt</text:p>
          </table:table-cell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Wattrel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Kilowattrel</text:p>
          </table:table-cell>
          <table:table-cell office:value-type="float" office:value="491" calcext:value-type="float">
            <text:p>49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Maschiff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Mabosstiff</text:p>
          </table:table-cell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Shroodl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Grafaiai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Bramblin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Brambleghast</text:p>
          </table:table-cell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Toedscool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Toedscruel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Klawf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apsakid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covillain</text:p>
          </table:table-cell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Rellor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Rabsca</text:p>
          </table:table-cell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Flittle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Espathra</text:p>
          </table:table-cell>
          <table:table-cell office:value-type="float" office:value="499" calcext:value-type="float">
            <text:p>499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Tinkatink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Tinkatuff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Tinkaton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Wiglett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Wugtrio</text:p>
          </table:table-cell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Bombirdier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Finize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Palafin</text:p>
          </table:table-cell>
          <table:table-cell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Varoom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Revavroom</text:p>
          </table:table-cell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yclizar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Orthworm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Glimmet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Glimmora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Greavard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Houndstone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Flamigo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Cetoddle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Cetitan</text:p>
          </table:table-cell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Veluz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Dondozo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Tatsugiri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Annihilap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lodsire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Farigiraf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Dudunsparce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Kingambit</text:p>
          </table:table-cell>
          <table:table-cell office:value-type="float" office:value="317" calcext:value-type="float">
            <text:p>317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Great Tusk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Scream Tail</text:p>
          </table:table-cell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Brute Bonne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Flutter Mane</text:p>
          </table:table-cell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lither Wing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andy Shocks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Iron Tread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Iron Bundle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Iron Hands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Iron Jugulis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Iron Moth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Iron Thorns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Frigibax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Arctibax</text:p>
          </table:table-cell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Baxcalibur</text:p>
          </table:table-cell>
          <table:table-cell office:value-type="float" office:value="526" calcext:value-type="float">
            <text:p>52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Gimmighoul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ce6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Gholdengo</text:p>
          </table:table-cell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immighoul Coin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Wo-Chien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Chien-Pa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Ting-Lu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Chi-Yu</text:p>
          </table:table-cell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Roaring Moon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Iron Valiant</text:p>
          </table:table-cell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Koraidon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Miraidon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Walking Wake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Iron Leaves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ipplin</text:p>
          </table:table-cell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Poltchageist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Sinistcha</text:p>
          </table:table-cell>
          <table:table-cell office:value-type="float" office:value="538" calcext:value-type="float">
            <text:p>538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Okidogi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Munkidori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Fezandipiti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Ogerpon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Archaludon</text:p>
          </table:table-cell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Hydrapple</text:p>
          </table:table-cell>
          <table:table-cell office:value-type="float" office:value="441" calcext:value-type="float">
            <text:p>441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Gouging Fire</text:p>
          </table:table-cell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Raging Bolt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Iron Boulder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Iron Crown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Terapagos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Pecharunt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Data.A1:Data.N10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 style:data-style-name="N2" text:time-value="01:31:45.133155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6T01:24:21.260663800</meta:creation-date>
    <dc:date>2025-06-16T02:06:11.570053700</dc:date>
    <meta:editing-duration>PT25M44S</meta:editing-duration>
    <meta:editing-cycles>2</meta:editing-cycles>
    <meta:generator>LibreOffice/25.2.4.3$Windows_X86_64 LibreOffice_project/33e196637044ead23f5c3226cde09b47731f7e27</meta:generator>
    <meta:document-statistic meta:table-count="1" meta:cell-count="10276" meta:object-count="0"/>
  </office:meta>
</office:document-meta>
</file>